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 </text:p>
          </table:table-cell>
          <table:table-cell office:value-type="string">
            <text:p>Username</text:p>
          </table:table-cell>
          <table:table-cell office:value-type="string">
            <text:p>P1 (15)</text:p>
          </table:table-cell>
          <table:table-cell office:value-type="string">
            <text:p>P2 (15)</text:p>
          </table:table-cell>
          <table:table-cell office:value-type="string">
            <text:p>P3 (10)</text:p>
          </table:table-cell>
          <table:table-cell office:value-type="string">
            <text:p>P4 (10)</text:p>
          </table:table-cell>
          <table:table-cell office:value-type="string">
            <text:p>P5 (15)</text:p>
          </table:table-cell>
          <table:table-cell office:value-type="string">
            <text:p>P6 (35)</text:p>
          </table:table-cell>
          <table:table-cell office:value-type="string">
            <text:p>EC (2)</text:p>
          </table:table-cell>
          <table:table-cell office:value-type="string">
            <text:p>SUM</text:p>
          </table:table-cell>
        </table:table-row>
        <table:table-row table:style-name="ro1">
          <table:table-cell office:value-type="string">
            <text:p>Abzug</text:p>
          </table:table-cell>
          <table:table-cell office:value-type="string">
            <text:p>Zachary</text:p>
          </table:table-cell>
          <table:table-cell office:value-type="string">
            <text:p>zma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2:.J2])" office:value-type="float" office:value="94">
            <text:p>94</text:p>
          </table:table-cell>
        </table:table-row>
        <table:table-row table:style-name="ro1">
          <table:table-cell office:value-type="string">
            <text:p>Anderson</text:p>
          </table:table-cell>
          <table:table-cell office:value-type="string">
            <text:p>Pamela</text:p>
          </table:table-cell>
          <table:table-cell office:value-type="string">
            <text:p>pa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.D3:.J3])" office:value-type="float" office:value="84">
            <text:p>84</text:p>
          </table:table-cell>
        </table:table-row>
        <table:table-row table:style-name="ro1">
          <table:table-cell office:value-type="string">
            <text:p>Anderson</text:p>
          </table:table-cell>
          <table:table-cell office:value-type="string">
            <text:p>Amanda</text:p>
          </table:table-cell>
          <table:table-cell office:value-type="string">
            <text:p>aka1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SUM([.D4:.J4])" office:value-type="float" office:value="95">
            <text:p>95</text:p>
          </table:table-cell>
        </table:table-row>
        <table:table-row table:style-name="ro1">
          <table:table-cell office:value-type="string">
            <text:p>Belzer</text:p>
          </table:table-cell>
          <table:table-cell office:value-type="string">
            <text:p>Rachel</text:p>
          </table:table-cell>
          <table:table-cell office:value-type="string">
            <text:p>rlb2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SUM([.D5:.J5])" office:value-type="float" office:value="64">
            <text:p>64</text:p>
          </table:table-cell>
        </table:table-row>
        <table:table-row table:style-name="ro1">
          <table:table-cell office:value-type="string">
            <text:p>Birjiniuk</text:p>
          </table:table-cell>
          <table:table-cell office:value-type="string">
            <text:p>Joav</text:p>
          </table:table-cell>
          <table:table-cell office:value-type="string">
            <text:p>jb14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SUM([.D6:.J6])" office:value-type="float" office:value="84">
            <text:p>84</text:p>
          </table:table-cell>
        </table:table-row>
        <table:table-row table:style-name="ro1">
          <table:table-cell office:value-type="string">
            <text:p>Bottenus</text:p>
          </table:table-cell>
          <table:table-cell office:value-type="string">
            <text:p>Nicholas</text:p>
          </table:table-cell>
          <table:table-cell office:value-type="string">
            <text:p>nbb5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7:.J7])" office:value-type="float" office:value="96">
            <text:p>96</text:p>
          </table:table-cell>
        </table:table-row>
        <table:table-row table:style-name="ro1">
          <table:table-cell office:value-type="string">
            <text:p>Brigeman</text:p>
          </table:table-cell>
          <table:table-cell office:value-type="string">
            <text:p>Scott</text:p>
          </table:table-cell>
          <table:table-cell office:value-type="string">
            <text:p>stb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.D8:.J8])" office:value-type="float" office:value="81">
            <text:p>81</text:p>
          </table:table-cell>
        </table:table-row>
        <table:table-row table:style-name="ro1">
          <table:table-cell office:value-type="string">
            <text:p>Byrne</text:p>
          </table:table-cell>
          <table:table-cell office:value-type="string">
            <text:p>Matthew</text:p>
          </table:table-cell>
          <table:table-cell office:value-type="string">
            <text:p>mjb4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SUM([.D9:.J9])" office:value-type="float" office:value="82">
            <text:p>82</text:p>
          </table:table-cell>
        </table:table-row>
        <table:table-row table:style-name="ro1">
          <table:table-cell office:value-type="string">
            <text:p>Chang</text:p>
          </table:table-cell>
          <table:table-cell office:value-type="string">
            <text:p>Yishin</text:p>
          </table:table-cell>
          <table:table-cell office:value-type="string">
            <text:p>yc5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SUM([.D10:.J10])" office:value-type="float" office:value="74">
            <text:p>74</text:p>
          </table:table-cell>
        </table:table-row>
        <table:table-row table:style-name="ro1">
          <table:table-cell office:value-type="string">
            <text:p>Chao</text:p>
          </table:table-cell>
          <table:table-cell office:value-type="string">
            <text:p>Michael</text:p>
          </table:table-cell>
          <table:table-cell office:value-type="string">
            <text:p>mc13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SUM([.D11:.J11])" office:value-type="float" office:value="82">
            <text:p>82</text:p>
          </table:table-cell>
        </table:table-row>
        <table:table-row table:style-name="ro1">
          <table:table-cell office:value-type="string">
            <text:p>Chao</text:p>
          </table:table-cell>
          <table:table-cell office:value-type="string">
            <text:p>Jeremy</text:p>
          </table:table-cell>
          <table:table-cell office:value-type="string">
            <text:p>jwc2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SUM([.D12:.J12])" office:value-type="float" office:value="98">
            <text:p>98</text:p>
          </table:table-cell>
        </table:table-row>
        <table:table-row table:style-name="ro1">
          <table:table-cell office:value-type="string">
            <text:p>Chapman</text:p>
          </table:table-cell>
          <table:table-cell office:value-type="string">
            <text:p>Julia</text:p>
          </table:table-cell>
          <table:table-cell office:value-type="string">
            <text:p>jnc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SUM([.D13:.J13])" office:value-type="float" office:value="60">
            <text:p>60</text:p>
          </table:table-cell>
        </table:table-row>
        <table:table-row table:style-name="ro1">
          <table:table-cell office:value-type="string">
            <text:p>Chaunzwa</text:p>
          </table:table-cell>
          <table:table-cell office:value-type="string">
            <text:p>Tafadzwa</text:p>
          </table:table-cell>
          <table:table-cell office:value-type="string">
            <text:p>tlc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SUM([.D14:.J14])" office:value-type="float" office:value="64">
            <text:p>64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Jeffrey</text:p>
          </table:table-cell>
          <table:table-cell office:value-type="string">
            <text:p>jlc5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SUM([.D15:.J15])" office:value-type="float" office:value="84">
            <text:p>84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string">
            <text:p>Matthew</text:p>
          </table:table-cell>
          <table:table-cell office:value-type="string">
            <text:p>mtd9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16:.J16])" office:value-type="float" office:value="100">
            <text:p>100</text:p>
          </table:table-cell>
        </table:table-row>
        <table:table-row table:style-name="ro1">
          <table:table-cell office:value-type="string">
            <text:p>Deng</text:p>
          </table:table-cell>
          <table:table-cell office:value-type="string">
            <text:p>Yufeng</text:p>
          </table:table-cell>
          <table:table-cell office:value-type="string">
            <text:p>yd1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/>
          <table:table-cell table:formula="of:=SUM([.D17:.J17])" office:value-type="float" office:value="93">
            <text:p>93</text:p>
          </table:table-cell>
        </table:table-row>
        <table:table-row table:style-name="ro1">
          <table:table-cell office:value-type="string">
            <text:p>Duan</text:p>
          </table:table-cell>
          <table:table-cell office:value-type="string">
            <text:p>Hudson</text:p>
          </table:table-cell>
          <table:table-cell office:value-type="string">
            <text:p>hh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SUM([.D18:.J18])" office:value-type="float" office:value="53">
            <text:p>53</text:p>
          </table:table-cell>
        </table:table-row>
        <table:table-row table:style-name="ro1">
          <table:table-cell office:value-type="string">
            <text:p>Gupta</text:p>
          </table:table-cell>
          <table:table-cell office:value-type="string">
            <text:p>Ankur</text:p>
          </table:table-cell>
          <table:table-cell office:value-type="string">
            <text:p>abg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D19:.J19])" office:value-type="float" office:value="96">
            <text:p>96</text:p>
          </table:table-cell>
        </table:table-row>
        <table:table-row table:style-name="ro1">
          <table:table-cell office:value-type="string">
            <text:p>Han</text:p>
          </table:table-cell>
          <table:table-cell office:value-type="string">
            <text:p>Zhichao</text:p>
          </table:table-cell>
          <table:table-cell office:value-type="string">
            <text:p>zh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/>
          <table:table-cell table:formula="of:=SUM([.D20:.J20])" office:value-type="float" office:value="89">
            <text:p>89</text:p>
          </table:table-cell>
        </table:table-row>
        <table:table-row table:style-name="ro1">
          <table:table-cell office:value-type="string">
            <text:p>Harbuck</text:p>
          </table:table-cell>
          <table:table-cell office:value-type="string">
            <text:p>Rebecca</text:p>
          </table:table-cell>
          <table:table-cell office:value-type="string">
            <text:p>rah2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SUM([.D21:.J21])" office:value-type="float" office:value="73">
            <text:p>73</text:p>
          </table:table-cell>
        </table:table-row>
        <table:table-row table:style-name="ro1">
          <table:table-cell office:value-type="string">
            <text:p>Haseltine</text:p>
          </table:table-cell>
          <table:table-cell office:value-type="string">
            <text:p>Justin</text:p>
          </table:table-cell>
          <table:table-cell office:value-type="string">
            <text:p>jmh5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D22:.J22])" office:value-type="float" office:value="95">
            <text:p>95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ao</text:p>
          </table:table-cell>
          <table:table-cell office:value-type="string">
            <text:p>hh5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23:.J23])" office:value-type="float" office:value="88">
            <text:p>88</text:p>
          </table:table-cell>
        </table:table-row>
        <table:table-row table:style-name="ro1">
          <table:table-cell office:value-type="string">
            <text:p>Hemphill</text:p>
          </table:table-cell>
          <table:table-cell office:value-type="string">
            <text:p>Carson</text:p>
          </table:table-cell>
          <table:table-cell office:value-type="string">
            <text:p>ceh2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SUM([.D24:.J24])" office:value-type="float" office:value="87">
            <text:p>87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Jingzhe</text:p>
          </table:table-cell>
          <table:table-cell office:value-type="string">
            <text:p>jh114</text:p>
          </table:table-cell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SUM([.D25:.J25])" office:value-type="float" office:value="91">
            <text:p>91</text:p>
          </table:table-cell>
        </table:table-row>
        <table:table-row table:style-name="ro1">
          <table:table-cell office:value-type="string">
            <text:p>Kang</text:p>
          </table:table-cell>
          <table:table-cell office:value-type="string">
            <text:p>Meng</text:p>
          </table:table-cell>
          <table:table-cell office:value-type="string">
            <text:p>mk8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26:.J26])" office:value-type="float" office:value="91">
            <text:p>91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Minyoung</text:p>
          </table:table-cell>
          <table:table-cell office:value-type="string">
            <text:p>mk4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27:.J27])" office:value-type="float" office:value="84">
            <text:p>84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Jin Young</text:p>
          </table:table-cell>
          <table:table-cell office:value-type="string">
            <text:p>jk10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SUM([.D28:.J28])" office:value-type="float" office:value="85">
            <text:p>85</text:p>
          </table:table-cell>
        </table:table-row>
        <table:table-row table:style-name="ro1">
          <table:table-cell office:value-type="string">
            <text:p>Kishan</text:p>
          </table:table-cell>
          <table:table-cell office:value-type="string">
            <text:p>Alysha</text:p>
          </table:table-cell>
          <table:table-cell office:value-type="string">
            <text:p>apk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29:.J29])" office:value-type="float" office:value="90">
            <text:p>90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Esther</text:p>
          </table:table-cell>
          <table:table-cell office:value-type="string">
            <text:p>ejl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SUM([.D30:.J30])" office:value-type="float" office:value="59">
            <text:p>59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an</text:p>
          </table:table-cell>
          <table:table-cell office:value-type="string">
            <text:p>ibl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SUM([.D31:.J31])" office:value-type="float" office:value="80">
            <text:p>80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Bochong</text:p>
          </table:table-cell>
          <table:table-cell office:value-type="string">
            <text:p>bl4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SUM([.D32:.J32])" office:value-type="float" office:value="83">
            <text:p>83</text:p>
          </table:table-cell>
        </table:table-row>
        <table:table-row table:style-name="ro1">
          <table:table-cell office:value-type="string">
            <text:p>Lipman</text:p>
          </table:table-cell>
          <table:table-cell office:value-type="string">
            <text:p>Samantha</text:p>
          </table:table-cell>
          <table:table-cell office:value-type="string">
            <text:p>sll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33:.J33])" office:value-type="float" office:value="96">
            <text:p>96</text:p>
          </table:table-cell>
        </table:table-row>
        <table:table-row table:style-name="ro1">
          <table:table-cell office:value-type="string">
            <text:p>Louie</text:p>
          </table:table-cell>
          <table:table-cell office:value-type="string">
            <text:p>Tamara</text:p>
          </table:table-cell>
          <table:table-cell office:value-type="string">
            <text:p>tkl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SUM([.D34:.J34])" office:value-type="float" office:value="88">
            <text:p>88</text:p>
          </table:table-cell>
        </table:table-row>
        <table:table-row table:style-name="ro1">
          <table:table-cell office:value-type="string">
            <text:p>Maheswaranathan</text:p>
          </table:table-cell>
          <table:table-cell office:value-type="string">
            <text:p>Niruban</text:p>
          </table:table-cell>
          <table:table-cell office:value-type="string">
            <text:p>nm3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35:.J35])" office:value-type="float" office:value="100">
            <text:p>100</text:p>
          </table:table-cell>
        </table:table-row>
        <table:table-row table:style-name="ro1">
          <table:table-cell office:value-type="string">
            <text:p>Manickam</text:p>
          </table:table-cell>
          <table:table-cell office:value-type="string">
            <text:p>Indu</text:p>
          </table:table-cell>
          <table:table-cell office:value-type="string">
            <text:p>im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36:.J36])" office:value-type="float" office:value="95">
            <text:p>95</text:p>
          </table:table-cell>
        </table:table-row>
        <table:table-row table:style-name="ro1">
          <table:table-cell office:value-type="string">
            <text:p>Mulroy</text:p>
          </table:table-cell>
          <table:table-cell office:value-type="string">
            <text:p>Maura</text:p>
          </table:table-cell>
          <table:table-cell office:value-type="string">
            <text:p>mhm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37:.J37])" office:value-type="float" office:value="72">
            <text:p>72</text:p>
          </table:table-cell>
        </table:table-row>
        <table:table-row table:style-name="ro1">
          <table:table-cell office:value-type="string">
            <text:p>Prakash</text:p>
          </table:table-cell>
          <table:table-cell office:value-type="string">
            <text:p>Tanmay</text:p>
          </table:table-cell>
          <table:table-cell office:value-type="string">
            <text:p>tkp3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.D38:.J38])" office:value-type="float" office:value="97">
            <text:p>97</text:p>
          </table:table-cell>
        </table:table-row>
        <table:table-row table:style-name="ro1">
          <table:table-cell office:value-type="string">
            <text:p>Raheja</text:p>
          </table:table-cell>
          <table:table-cell office:value-type="string">
            <text:p>Anita</text:p>
          </table:table-cell>
          <table:table-cell office:value-type="string">
            <text:p>amr4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SUM([.D39:.J39])" office:value-type="float" office:value="66">
            <text:p>66</text:p>
          </table:table-cell>
        </table:table-row>
        <table:table-row table:style-name="ro1">
          <table:table-cell office:value-type="string">
            <text:p>Rotolo</text:p>
          </table:table-cell>
          <table:table-cell office:value-type="string">
            <text:p>Kristina</text:p>
          </table:table-cell>
          <table:table-cell office:value-type="string">
            <text:p>ktr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.D40:.J40])" office:value-type="float" office:value="84">
            <text:p>84</text:p>
          </table:table-cell>
        </table:table-row>
        <table:table-row table:style-name="ro1">
          <table:table-cell office:value-type="string">
            <text:p>Rullan</text:p>
          </table:table-cell>
          <table:table-cell office:value-type="string">
            <text:p>Andrew</text:p>
          </table:table-cell>
          <table:table-cell office:value-type="string">
            <text:p>ajr3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41:.J41])" office:value-type="float" office:value="85">
            <text:p>85</text:p>
          </table:table-cell>
        </table:table-row>
        <table:table-row table:style-name="ro1">
          <table:table-cell table:style-name="ce1" office:value-type="string">
            <text:p>Schwartz</text:p>
          </table:table-cell>
          <table:table-cell table:style-name="ce1" office:value-type="string">
            <text:p>Benstone</text:p>
          </table:table-cell>
          <table:table-cell table:style-name="ce1" office:value-type="string">
            <text:p>bis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Song</text:p>
          </table:table-cell>
          <table:table-cell office:value-type="string">
            <text:p>Xinyu</text:p>
          </table:table-cell>
          <table:table-cell office:value-type="string">
            <text:p>xd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SUM([.D43:.J43])" office:value-type="float" office:value="76">
            <text:p>76</text:p>
          </table:table-cell>
        </table:table-row>
        <table:table-row table:style-name="ro1">
          <table:table-cell office:value-type="string">
            <text:p>Tang</text:p>
          </table:table-cell>
          <table:table-cell office:value-type="string">
            <text:p>Nicholas</text:p>
          </table:table-cell>
          <table:table-cell office:value-type="string">
            <text:p>tangn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SUM([.D44:.J44])" office:value-type="float" office:value="83">
            <text:p>83</text:p>
          </table:table-cell>
        </table:table-row>
        <table:table-row table:style-name="ro1">
          <table:table-cell office:value-type="string">
            <text:p>Tao</text:p>
          </table:table-cell>
          <table:table-cell office:value-type="string">
            <text:p>Kevin</text:p>
          </table:table-cell>
          <table:table-cell office:value-type="string">
            <text:p>krt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Torosis</text:p>
          </table:table-cell>
          <table:table-cell office:value-type="string">
            <text:p>Michele</text:p>
          </table:table-cell>
          <table:table-cell office:value-type="string">
            <text:p>mlt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SUM([.D46:.J46])" office:value-type="float" office:value="83">
            <text:p>83</text:p>
          </table:table-cell>
        </table:table-row>
        <table:table-row table:style-name="ro1">
          <table:table-cell office:value-type="string">
            <text:p>Varma</text:p>
          </table:table-cell>
          <table:table-cell office:value-type="string">
            <text:p>Avtar</text:p>
          </table:table-cell>
          <table:table-cell office:value-type="string">
            <text:p>av28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SUM([.D47:.J47])" office:value-type="float" office:value="82">
            <text:p>82</text:p>
          </table:table-cell>
        </table:table-row>
        <table:table-row table:style-name="ro1">
          <table:table-cell office:value-type="string">
            <text:p>Vora</text:p>
          </table:table-cell>
          <table:table-cell office:value-type="string">
            <text:p>Anjali</text:p>
          </table:table-cell>
          <table:table-cell office:value-type="string">
            <text:p>asv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.D48:.J48])" office:value-type="float" office:value="85">
            <text:p>85</text:p>
          </table:table-cell>
        </table:table-row>
        <table:table-row table:style-name="ro1">
          <table:table-cell office:value-type="string">
            <text:p>Waldman</text:p>
          </table:table-cell>
          <table:table-cell office:value-type="string">
            <text:p>Kelly</text:p>
          </table:table-cell>
          <table:table-cell office:value-type="string">
            <text:p>kaw2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SUM([.D49:.J49])" office:value-type="float" office:value="65">
            <text:p>65</text:p>
          </table:table-cell>
        </table:table-row>
        <table:table-row table:style-name="ro1">
          <table:table-cell office:value-type="string">
            <text:p>Walsh</text:p>
          </table:table-cell>
          <table:table-cell office:value-type="string">
            <text:p>Brendan</text:p>
          </table:table-cell>
          <table:table-cell office:value-type="string">
            <text:p>bjw21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SUM([.D50:.J50])" office:value-type="float" office:value="80">
            <text:p>80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Xin</text:p>
          </table:table-cell>
          <table:table-cell office:value-type="string">
            <text:p>xw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.D51:.J51])" office:value-type="float" office:value="81">
            <text:p>81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Xi</text:p>
          </table:table-cell>
          <table:table-cell office:value-type="string">
            <text:p>xw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SUM([.D52:.J52])" office:value-type="float" office:value="71">
            <text:p>71</text:p>
          </table:table-cell>
        </table:table-row>
        <table:table-row table:style-name="ro1">
          <table:table-cell office:value-type="string">
            <text:p>Yang</text:p>
          </table:table-cell>
          <table:table-cell office:value-type="string">
            <text:p>George</text:p>
          </table:table-cell>
          <table:table-cell office:value-type="string">
            <text:p>gyy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SUM([.D53:.J53])" office:value-type="float" office:value="84">
            <text:p>84</text:p>
          </table:table-cell>
        </table:table-row>
        <table:table-row table:style-name="ro1">
          <table:table-cell table:number-columns-repeated="3"/>
          <table:table-cell table:formula="of:=AVERAGE([.D2:.D53])" office:value-type="float" office:value="12.78">
            <text:p>12.78</text:p>
          </table:table-cell>
          <table:table-cell table:formula="of:=AVERAGE([.E2:.E53])" office:value-type="float" office:value="11.6">
            <text:p>11.6</text:p>
          </table:table-cell>
          <table:table-cell table:formula="of:=AVERAGE([.F2:.F53])" office:value-type="float" office:value="9.14">
            <text:p>9.14</text:p>
          </table:table-cell>
          <table:table-cell table:formula="of:=AVERAGE([.G2:.G53])" office:value-type="float" office:value="6.68">
            <text:p>6.68</text:p>
          </table:table-cell>
          <table:table-cell table:formula="of:=AVERAGE([.H2:.H53])" office:value-type="float" office:value="11.46">
            <text:p>11.46</text:p>
          </table:table-cell>
          <table:table-cell table:formula="of:=AVERAGE([.I2:.I53])" office:value-type="float" office:value="30.86">
            <text:p>30.86</text:p>
          </table:table-cell>
          <table:table-cell table:formula="of:=AVERAGE([.J2:.J53])" office:value-type="float" office:value="0.541666666666667">
            <text:p>0.54</text:p>
          </table:table-cell>
          <table:table-cell table:formula="of:=AVERAGE([.K2:.K53])" office:value-type="float" office:value="83.04">
            <text:p>83.04</text:p>
          </table:table-cell>
        </table:table-row>
        <table:table-row table:style-name="ro1">
          <table:table-cell table:number-columns-repeated="3"/>
          <table:table-cell table:formula="of:=STDEV([.D2:.D53])" office:value-type="float" office:value="2.58164636601989">
            <text:p>2.58</text:p>
          </table:table-cell>
          <table:table-cell table:formula="of:=STDEV([.E2:.E53])" office:value-type="float" office:value="3.27638426890849">
            <text:p>3.28</text:p>
          </table:table-cell>
          <table:table-cell table:formula="of:=STDEV([.F2:.F53])" office:value-type="float" office:value="1.60369471368271">
            <text:p>1.6</text:p>
          </table:table-cell>
          <table:table-cell table:formula="of:=STDEV([.G2:.G53])" office:value-type="float" office:value="2.69117984898666">
            <text:p>2.69</text:p>
          </table:table-cell>
          <table:table-cell table:formula="of:=STDEV([.H2:.H53])" office:value-type="float" office:value="3.56977104393579">
            <text:p>3.57</text:p>
          </table:table-cell>
          <table:table-cell table:formula="of:=STDEV([.I2:.I53])" office:value-type="float" office:value="3.3927293209005">
            <text:p>3.39</text:p>
          </table:table-cell>
          <table:table-cell/>
          <table:table-cell table:formula="of:=STDEV([.K2:.K53])" office:value-type="float" office:value="11.3568463573156">
            <text:p>11.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04/22/2010</text:date>, <text:time>13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4-22T13:14:21</dc:date>
    <dc:creator>Mark Palmeri</dc:creator>
    <meta:editing-duration>PT08H49M45S</meta:editing-duration>
    <meta:editing-cycles>28</meta:editing-cycles>
    <meta:document-statistic meta:table-count="1" meta:cell-count="596" meta:object-count="0"/>
  </office:meta>
</office:document-meta>
</file>